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B. Fels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anuary 22, 1891</text:p>
      <text:p text:style-name="P4">Month<text:tab/><text:tab/><text:tab/><text:tab/><text:tab/><text:tab/>January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Chicago</text:p>
      <text:p text:style-name="P4">State<text:tab/><text:tab/><text:tab/><text:tab/><text:tab/><text:tab/>IL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. Dr. S. Morais/</text:p>
      <text:p text:style-name="P2">546 N. 5. St./</text:p>
      <text:p text:style-name="P2"><text:tab/>Philadelphia, Pa./</text:p>
      <text:p text:style-name="P2"/>
      <text:p text:style-name="P2">[Page 2]</text:p>
      <text:p text:style-name="P2">450 W. Randolph St./</text:p>
      <text:p text:style-name="P2">Chicago, Jan. 22. 1891/</text:p>
      <text:p text:style-name="P2">Dear friend and colleague:- <text:s/>Your/ letter arrived this morning, and as soon/ as I had read it, I penned an article/ in correction of the untrue statements/ made in the last Sunday issue of the/ Philad<text:span text:style-name="T2">a</text:span><text:span text:style-name="T3"> Times. <text:s/>I have mailed already/ this my article to the Editor of the Phil</text:span><text:span text:style-name="T2">a</text:span><text:span text:style-name="T3">/ Times, and I hope it will be published/ either in the Saturday or in the Sunday/ issue of the paper.--Perhaps if you,/ or your son Henry, will see the Editor of/ the Times right after arrival of this postal,/ you may influence him to publish my cor-/rection without any further delay./ <text:s/>With sincerest regards as ever, yours/ B. Fels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17T15:43:43.08</meta:creation-date>
    <meta:document-statistic meta:table-count="0" meta:image-count="0" meta:object-count="0" meta:page-count="2" meta:paragraph-count="68" meta:word-count="297" meta:character-count="1989"/>
    <dc:date>2011-11-17T15:47:08.17</dc:date>
    <dc:creator>Penn Libraries</dc:creator>
    <meta:editing-duration>PT00H03M25S</meta:editing-duration>
    <meta:editing-cycles>1</meta:editing-cycles>
    <meta:generator>OpenOffice.org/3.2$Win32 OpenOffice.org_project/320m12$Build-9483</meta:generator>
  </office:meta>
</office:document-meta>
</file>